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Bootstrap.create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Bootstrap.doClean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Bootstrap.onUninstal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eBootstrap.getExtension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Bootstrap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Bootstrap.do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eBootstrap.init( InstallationContext install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seBootstrap.onInstal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eBootstrap.doOnUnins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Bootstrap.cleanU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eBootstrap.BaseBootst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Bootstrap.doOnIns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